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bf0041" draw:textarea-horizontal-align="justify" draw:textarea-vertical-align="middle" draw:auto-grow-height="false" fo:min-height="0.386cm" fo:min-width="0.136cm"/>
    </style:style>
    <style:style style:name="gr4" style:family="graphic" style:parent-style-name="standard">
      <style:graphic-properties draw:stroke="none" svg:stroke-color="#000000" draw:fill="none" draw:fill-color="#ffffff" draw:textarea-horizontal-align="left" draw:auto-grow-height="true" draw:auto-grow-width="false" fo:min-height="1.03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018cm" fo:min-width="0cm"/>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bf0041"/>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853cm" svg:height="0.962cm" svg:x="10.207cm" svg:y="12.747cm">
          <draw:text-box>
            <text:p>1</text:p>
          </draw:text-box>
        </draw:frame>
        <draw:path draw:style-name="gr2" draw:text-style-name="P2" draw:layer="layout" svg:width="19.953cm" svg:height="20.797cm" draw:transform="rotate (-0.381005375710362) translate (5.26442825728416cm -0.42123017211121cm)" svg:viewBox="0 0 19954 20798" svg:d="M10786 10346c459-191 834 292 832 655-1 447-538 574-884 734-364 169-744 276-1133 301-441 29-819-408-898-818-69-359-101-738-329-1009-502-599 242-667 525-780 375-149 730-312 1100-478 358-161 701-326 1054-499 327-160 683-597 1029-373 360 233 372 774 406 1205 32 387 31 770 158 1153 121 361 408 697 354 1074-89 633-819 633-1289 858-351 169-690 363-1055 500-408 152-766 458-1198 517-424 58-880 167-1245-71-433-282-258-872-302-1324-38-390-336-697-465-1067-124-356-463-647-454-1035 10-393-690-688 98-989 353-135 653-331 990-472 397-166 880-22 1244-309 456-358 963-670 1513-872 429-157 851-344 1277-511 581-229 582 488 740 805 163 326 255 676 341 1042 89 374 142 745 289 1100 149 357 311 713 433 1081 121 362 396 657 453 1035 55 355 626 780 53 1081-357 187-717 368-1101 478-396 114-666 373-1054 499-383 125-772 223-1126 412-397 212-816 369-1232 532-394 156-777 351-1205 407-406 53-887 491-1212 105-273-324-334-780-472-1179-132-382-361-714-479-1100-123-406-223-819-407-1205-193-405-287-849-433-1271-169-493-354-1026-773-1362-426-342-17-843 392-918 382-70 711-314 1081-433 442-142 833-378 1264-544 417-160 844-303 1218-563 370-257 817-359 1219-565 334-171 676-361 1048-420 412-65 799-165 1217-184 388-17 867-492 1160-46 251 382 363 844 479 1290 99 379 328 698 466 1068 153 409 273 827 420 1238 169 476 436 922 531 1422 88 458 459 740 616 1159 132 351 211 735 420 1048 376 560-390 792-713 969-376 206-617 560-1042 721-365 139-709 318-1067 466-355 145-748 141-1101 289-391 163-803 285-1166 504-364 221-757 384-1139 571-413 202-831 69-1238 230-339 134-686 219-1028 374-309 140-750 685-990 93-142-352-237-716-386-1062-159-368-422-669-662-988-218-291-430-576-591-905-217-443-283-929-538-1342-281-455-227-1026-511-1467-227-353-490-735-459-1147 34-446-88-828-86-1257 2-393-510-697-433-1081 78-394 728-332 1100-479 371-146 752-266 1127-413 472-186 927-404 1395-597 379-156 770-292 1146-459 447-199 847-491 1251-767 360-246 748-475 1172-584 418-107 780-353 1231-341 440 11 885-111 1331-1 375 93 759-650 1087 59 221 480 334 977 728 1343 302 279 425 690 577 1060 157 382 220 791 328 1199 102 385 169 761 367 1107 209 366 297 786 328 1199 32 424 193 782 348 1152 165 394 429 735 636 1113 200 365 450 704 590 1094 85 235 571 725-97 800-444 50-836 320-1245 499-440 192-881 386-1356 504-434 108-850 296-1231 532-334 207-703 325-1055 498-538 264-1115 444-1670 669-470 190-896 482-1382 630-457 139-728 587-1224 642-413 46-808 181-1212 296-405 116-775 289-1172 393-617 162-639-662-721-1041-83-382-297-739-302-1133-6-448-125-878-224-1317-107-477-292-877-361-1375-59-428-369-784-734-1074-436-346-531-952-767-1441-209-434-356-910-668-1290-361-438-349-1058-617-1540-213-382-75-777-336-1120-532-699 490-429 747-792 258-364 748-359 1113-637 421-320 833-651 1336-839 365-135 767-171 1108-367 398-229 805-447 1237-610 563-212 1144-346 1710-571 519-206 1086-267 1631-387 542-119 1034-392 1552-584 462-171 900-415 1375-551 358-102 685-402 1055-308 712 182 583 1076 879 1624 307 567 501 1193 721 1801 153 423 361 816 564 1218 255 507 534 1003 728 1533 162 441 329 874 459 1336 168 600 398 1183 597 1775 203 599 410 1207 709 1768 242 454 322 979 629 1382 417 548-307 727-622 819-592 173-1025 577-1546 886-455 270-862 576-1356 695-522 125-1102-39-1611 152-595 223-1045 549-1618 989-411 317-741 510-1257 656-538 152-1065 139-1565 361-420 186-837 361-1251 577-366 191-790 233-1173 393-450 189-827 525-1303 637-403 94-934 633-1284 21-202-355-308-752-348-1154-40-414-193-809-328-1199-146-421-314-838-498-1243-225-495-469-980-735-1455-283-506-224-1113-465-1637-212-459-369-941-532-1421-120-357-300-688-452-1035-180-410-410-770-616-1159-208-393-221-859-453-1226-308-486-240-977-479-1480-168-353-348-730-335-1119 18-562 712-772 1199-899 384-100 765-141 1159-236 483-116 914-402 1402-486 520-89 843-468 1362-583 761-169 1438-585 2135-932 548-273 1122-400 1736-505 501-85 918-459 1421-531 711-103 1156-625 1794-833 481-157 812-540 1238-800 331-201 680-327 1022-486l419-91 347 13">
          <text:p/>
        </draw:path>
        <draw:custom-shape draw:style-name="gr3" draw:text-style-name="P3" draw:layer="layout" svg:width="1.27cm" svg:height="1.27cm" svg:x="2.27cm" svg:y="4.8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3.54cm" svg:y="6.0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4.81cm" svg:y="7.3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6.08cm" svg:y="8.6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7.35cm" svg:y="9.8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8.62cm" svg:y="11.1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9.89cm" svg:y="12.4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1.16cm" svg:y="13.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2.43cm" svg:y="14.9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3.7cm" svg:y="16.2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4.97cm" svg:y="17.5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6.24cm" svg:y="18.7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svg:x="17.51cm" svg:y="20.0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 draw:text-style-name="P1" draw:layer="layout" svg:width="0.853cm" svg:height="0.962cm" draw:transform="rotate (-1.57673044625168) translate (10.887cm 12.708cm)">
          <draw:text-box>
            <text:p>1</text:p>
          </draw:text-box>
        </draw:frame>
        <draw:custom-shape draw:style-name="gr3" draw:text-style-name="P3" draw:layer="layout" svg:width="1.27cm" svg:height="1.27cm" draw:transform="rotate (-1.57673044625168) translate (18.871cm 4.81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7.594cm 6.08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6.316cm 7.34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5.039cm 8.60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3.761cm 9.86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2.484cm 11.131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11.206cm 12.39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9.928cm 13.65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8.651cm 14.91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7.373cm 16.18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6.096cm 17.44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4.818cm 18.70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 draw:text-style-name="P3" draw:layer="layout" svg:width="1.27cm" svg:height="1.27cm" draw:transform="rotate (-1.57673044625168) translate (3.548cm 20.05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 draw:text-style-name="P1" draw:layer="layout" svg:width="0.853cm" svg:height="0.962cm" svg:x="11.477cm" svg:y="12.747cm">
          <draw:text-box>
            <text:p>1</text:p>
          </draw:text-box>
        </draw:frame>
        <draw:frame draw:style-name="gr4" draw:text-style-name="P1" draw:layer="layout" svg:width="0.853cm" svg:height="1.28cm" svg:x="12.747cm" svg:y="12.747cm">
          <draw:text-box>
            <text:p>3</text:p>
          </draw:text-box>
        </draw:frame>
        <draw:frame draw:style-name="gr5" draw:text-style-name="P1" draw:layer="layout" svg:width="0.853cm" svg:height="1.268cm" svg:x="14.017cm" svg:y="12.747cm">
          <draw:text-box>
            <text:p>5</text:p>
          </draw:text-box>
        </draw:frame>
        <draw:frame draw:style-name="gr1" draw:text-style-name="P1" draw:layer="layout" svg:width="0.853cm" svg:height="0.962cm" svg:x="15.287cm" svg:y="12.747cm">
          <draw:text-box>
            <text:p>7</text:p>
          </draw:text-box>
        </draw:frame>
        <draw:frame draw:style-name="gr1" draw:text-style-name="P1" draw:layer="layout" svg:width="0.853cm" svg:height="0.962cm" svg:x="16.557cm" svg:y="12.747cm">
          <draw:text-box>
            <text:p>9</text:p>
          </draw:text-box>
        </draw:frame>
        <draw:frame draw:style-name="gr1" draw:text-style-name="P1" draw:layer="layout" svg:width="0.853cm" svg:height="0.962cm" svg:x="10.207cm" svg:y="14.017cm">
          <draw:text-box>
            <text:p>1</text:p>
          </draw:text-box>
        </draw:frame>
        <draw:frame draw:style-name="gr1" draw:text-style-name="P1" draw:layer="layout" svg:width="0.853cm" svg:height="0.962cm" svg:x="9.255cm" svg:y="12.747cm">
          <draw:text-box>
            <text:p>1</text:p>
          </draw:text-box>
        </draw:frame>
        <draw:frame draw:style-name="gr1" draw:text-style-name="P1" draw:layer="layout" svg:width="0.853cm" svg:height="0.962cm" svg:x="10.066cm" svg:y="11.16cm">
          <draw:text-box>
            <text:p>1</text:p>
          </draw:text-box>
        </draw:frame>
        <draw:frame draw:style-name="gr1" draw:text-style-name="P1" draw:layer="layout" svg:width="0.853cm" svg:height="0.962cm" svg:x="10.525cm" svg:y="15.287cm">
          <draw:text-box>
            <text:p>3</text:p>
          </draw:text-box>
        </draw:frame>
        <draw:frame draw:style-name="gr1" draw:text-style-name="P1" draw:layer="layout" svg:width="0.853cm" svg:height="0.962cm" svg:x="7.985cm" svg:y="12.747cm">
          <draw:text-box>
            <text:p>3</text:p>
          </draw:text-box>
        </draw:frame>
        <draw:frame draw:style-name="gr1" draw:text-style-name="P1" draw:layer="layout" svg:width="0.853cm" svg:height="0.962cm" svg:x="10.307cm" svg:y="10.207cm">
          <draw:text-box>
            <text:p>3</text:p>
          </draw:text-box>
        </draw:frame>
        <draw:frame draw:style-name="gr1" draw:text-style-name="P1" draw:layer="layout" svg:width="0.853cm" svg:height="0.962cm" svg:x="10.513cm" svg:y="16.557cm">
          <draw:text-box>
            <text:p>5</text:p>
          </draw:text-box>
        </draw:frame>
        <draw:frame draw:style-name="gr1" draw:text-style-name="P1" draw:layer="layout" svg:width="0.853cm" svg:height="0.962cm" svg:x="6.397cm" svg:y="12.747cm">
          <draw:text-box>
            <text:p>5</text:p>
          </draw:text-box>
        </draw:frame>
        <draw:frame draw:style-name="gr1" draw:text-style-name="P1" draw:layer="layout" svg:width="0.853cm" svg:height="0.962cm" svg:x="10.207cm" svg:y="8.928cm">
          <draw:text-box>
            <text:p>5</text:p>
          </draw:text-box>
        </draw:frame>
        <draw:frame draw:style-name="gr1" draw:text-style-name="P1" draw:layer="layout" svg:width="12.241cm" svg:height="5.228cm" svg:x="2.587cm" svg:y="22.59cm">
          <draw:text-box>
            <text:p>-Iter over 0.. </text:p>
            <text:p>- skip value is 1..1001 with step_size == 2</text:p>
            <text:p>0. sum = 1</text:p>
            <text:p>1. repeat 4 times :</text:p>
            <text:p><text:tab/>a. skip iter (skipvalue)</text:p>
            <text:p><text:tab/>b. sum += value at iter</text:p>
            <text:p>2.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8T13:45:12.066647656</meta:creation-date>
    <dc:date>2022-04-08T15:26:11.844285827</dc:date>
    <meta:editing-duration>PT1H29M49S</meta:editing-duration>
    <meta:editing-cycles>1</meta:editing-cycles>
    <meta:document-statistic meta:object-count="44"/>
    <meta:generator>LibreOffice/7.2.6.2$Linux_X86_64 LibreOffice_project/20$Build-2</meta:generator>
  </office:meta>
</office:document-meta>
</file>